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Preformatted_20_Text" style:list-style-name="L3"/>
    <style:style style:name="P14" style:family="paragraph" style:parent-style-name="Preformatted_20_Text" style:list-style-name="L4"/>
    <style:style style:name="P15" style:family="paragraph" style:parent-style-name="Preformatted_20_Text" style:list-style-name="L5"/>
    <style:style style:name="P16" style:family="paragraph" style:parent-style-name="Preformatted_20_Text" style:list-style-name="L3">
      <style:paragraph-properties style:writing-mode="lr-tb"/>
    </style:style>
    <style:style style:name="P17" style:family="paragraph" style:parent-style-name="Preformatted_20_Text" style:list-style-name="L4">
      <style:paragraph-properties style:writing-mode="lr-tb"/>
    </style:style>
    <style:style style:name="P18" style:family="paragraph" style:parent-style-name="Preformatted_20_Text" style:list-style-name="L5">
      <style:paragraph-properties style:writing-mode="lr-tb"/>
    </style:style>
    <style:style style:name="P19" style:family="paragraph" style:parent-style-name="Preformatted_20_Text" style:list-style-name="L3">
      <style:paragraph-properties fo:margin-top="0in" fo:margin-bottom="0.1965in" style:writing-mode="lr-tb"/>
    </style:style>
    <style:style style:name="P20" style:family="paragraph" style:parent-style-name="Preformatted_20_Text" style:list-style-name="L4">
      <style:paragraph-properties fo:margin-top="0in" fo:margin-bottom="0.1965in" style:writing-mode="lr-tb"/>
    </style:style>
    <style:style style:name="P21" style:family="paragraph" style:parent-style-name="Preformatted_20_Text" style:list-style-name="L5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Objective:</text:h>
      <text:list xml:id="list4828980566672154560" text:style-name="L1">
        <text:list-item>
          <text:p text:style-name="P7">Deepen understanding of state and props.</text:p>
        </text:list-item>
        <text:list-item>
          <text:p text:style-name="P7">Introduction to basic navigation.</text:p>
        </text:list-item>
        <text:list-item>
          <text:p text:style-name="P1">Handling user input.</text:p>
        </text:list-item>
      </text:list>
      <text:h text:style-name="Heading_20_3" text:outline-level="3">1. Recap and Introduction (5 minutes)</text:h>
      <text:list xml:id="list54891026278412012" text:style-name="L2">
        <text:list-item>
          <text:p text:style-name="P8">Quick recap of the first class: setting up the project, components, and JSX.</text:p>
        </text:list-item>
        <text:list-item>
          <text:p text:style-name="P2">Outline today's topics: state, props, navigation, and user input.</text:p>
        </text:list-item>
      </text:list>
      <text:h text:style-name="Heading_20_3" text:outline-level="3">2. State and Props (15 minutes)</text:h>
      <text:list xml:id="list597075654404829790" text:style-name="L3">
        <text:list-item>
          <text:p text:style-name="P3"><text:span text:style-name="Strong_20_Emphasis">Concept Explanation</text:span> (5 minutes):</text:p>
          <text:list>
            <text:list-item>
              <text:p text:style-name="P9"><text:span text:style-name="Strong_20_Emphasis">State</text:span>: Internal to the component, managed within the component.</text:p>
            </text:list-item>
            <text:list-item>
              <text:p text:style-name="P9"><text:span text:style-name="Strong_20_Emphasis">Props</text:span>: Passed to the component from a parent component, read-only.</text:p>
            </text:list-item>
          </text:list>
        </text:list-item>
        <text:list-item>
          <text:p text:style-name="P3"><text:span text:style-name="Strong_20_Emphasis">Example</text:span> (10 minutes):</text:p>
          <text:list>
            <text:list-item>
              <text:p text:style-name="P3">Create a simple counter app:</text:p>
              <text:p text:style-name="P13">jsx</text:p>
              <text:p text:style-name="P13">Copy code</text:p>
              <text:p text:style-name="P16"><text:span text:style-name="Source_20_Text">import React, { useState } from 'react';</text:span></text:p>
              <text:p text:style-name="P16"><text:span text:style-name="Source_20_Text">import { View, Text, Button } from 'react-native';</text:span></text:p>
              <text:p text:style-name="P16"/>
              <text:p text:style-name="P16"><text:span text:style-name="Source_20_Text">const Counter = () =&gt; {</text:span></text:p>
              <text:p text:style-name="P16"><text:span text:style-name="Source_20_Text"><text:s text:c="2"/>const [count, setCount] = useState(0);</text:span></text:p>
              <text:p text:style-name="P16"/>
              <text:p text:style-name="P16"><text:span text:style-name="Source_20_Text"><text:s text:c="2"/>return (</text:span></text:p>
              <text:p text:style-name="P16"><text:span text:style-name="Source_20_Text"><text:s text:c="4"/>&lt;View style={{ alignItems: 'center', justifyContent: 'center', flex: 1 }}&gt;</text:span></text:p>
              <text:p text:style-name="P16"><text:span text:style-name="Source_20_Text"><text:s text:c="6"/>&lt;Text style={{ fontSize: 24 }}&gt;{count}&lt;/Text&gt;</text:span></text:p>
              <text:p text:style-name="P16"><text:span text:style-name="Source_20_Text"><text:s text:c="6"/>&lt;Button title="Increment" onPress={() =&gt; setCount(count + 1)} /&gt;</text:span></text:p>
              <text:p text:style-name="P16"><text:span text:style-name="Source_20_Text"><text:s text:c="4"/>&lt;/View&gt;</text:span></text:p>
              <text:p text:style-name="P16"><text:span text:style-name="Source_20_Text"><text:s text:c="2"/>);</text:span></text:p>
              <text:p text:style-name="P16"><text:span text:style-name="Source_20_Text">};</text:span></text:p>
              <text:p text:style-name="P16"/>
              <text:p text:style-name="P19"><text:span text:style-name="Source_20_Text">export default Counter;</text:span></text:p>
            </text:list-item>
          </text:list>
        </text:list-item>
      </text:list>
      <text:h text:style-name="Heading_20_3" text:outline-level="3">3. Basic Navigation (15 minutes)</text:h>
      <text:list xml:id="list4738685753244237912" text:style-name="L4">
        <text:list-item>
          <text:p text:style-name="P4"><text:span text:style-name="Strong_20_Emphasis">Concept Explanation</text:span> (5 minutes):</text:p>
          <text:list>
            <text:list-item>
              <text:p text:style-name="P10">Introduction to <text:span text:style-name="Source_20_Text">react-navigation</text:span>.</text:p>
            </text:list-item>
            <text:list-item>
              <text:p text:style-name="P10">Difference between stack, tab, and drawer navigation.</text:p>
            </text:list-item>
          </text:list>
        </text:list-item>
        <text:list-item>
          <text:p text:style-name="P4"><text:span text:style-name="Strong_20_Emphasis">Example</text:span> (10 minutes):</text:p>
          <text:list>
            <text:list-item>
              <text:p text:style-name="P4">Set up a basic stack navigator.</text:p>
            </text:list-item>
          </text:list>
          <text:p text:style-name="P14">jsx</text:p>
          <text:p text:style-name="P14">Copy code</text:p>
          <text:p text:style-name="P17"><text:span text:style-name="Source_20_Text">// Install react-navigation dependencies</text:span></text:p>
          <text:p text:style-name="P17"><text:span text:style-name="Source_20_Text">// npm install @react-navigation/native @react-navigation/stack</text:span></text:p>
          <text:p text:style-name="P17"><text:soft-page-break/><text:span text:style-name="Source_20_Text">// npm install react-native-screens react-native-safe-area-context</text:span></text:p>
          <text:p text:style-name="P17"/>
          <text:p text:style-name="P17"><text:span text:style-name="Source_20_Text">import 'react-native-gesture-handler';</text:span></text:p>
          <text:p text:style-name="P17"><text:span text:style-name="Source_20_Text">import * as React from 'react';</text:span></text:p>
          <text:p text:style-name="P17"><text:span text:style-name="Source_20_Text">import { NavigationContainer } from '@react-navigation/native';</text:span></text:p>
          <text:p text:style-name="P17"><text:span text:style-name="Source_20_Text">import { createStackNavigator } from '@react-navigation/stack';</text:span></text:p>
          <text:p text:style-name="P17"><text:span text:style-name="Source_20_Text">import { Button, View, Text } from 'react-native';</text:span></text:p>
          <text:p text:style-name="P17"/>
          <text:p text:style-name="P17"><text:span text:style-name="Source_20_Text">const HomeScreen = ({ navigation }) =&gt; (</text:span></text:p>
          <text:p text:style-name="P17"><text:span text:style-name="Source_20_Text"><text:s text:c="2"/>&lt;View style={{ flex: 1, alignItems: 'center', justifyContent: 'center' }}&gt;</text:span></text:p>
          <text:p text:style-name="P17"><text:span text:style-name="Source_20_Text"><text:s text:c="4"/>&lt;Text&gt;Home Screen&lt;/Text&gt;</text:span></text:p>
          <text:p text:style-name="P17"><text:span text:style-name="Source_20_Text"><text:s text:c="4"/>&lt;Button title="Go to Details" onPress={() =&gt; navigation.navigate('Details')} /&gt;</text:span></text:p>
          <text:p text:style-name="P17"><text:span text:style-name="Source_20_Text"><text:s text:c="2"/>&lt;/View&gt;</text:span></text:p>
          <text:p text:style-name="P17"><text:span text:style-name="Source_20_Text">);</text:span></text:p>
          <text:p text:style-name="P17"/>
          <text:p text:style-name="P17"><text:span text:style-name="Source_20_Text">const DetailsScreen = () =&gt; (</text:span></text:p>
          <text:p text:style-name="P17"><text:span text:style-name="Source_20_Text"><text:s text:c="2"/>&lt;View style={{ flex: 1, alignItems: 'center', justifyContent: 'center' }}&gt;</text:span></text:p>
          <text:p text:style-name="P17"><text:span text:style-name="Source_20_Text"><text:s text:c="4"/>&lt;Text&gt;Details Screen&lt;/Text&gt;</text:span></text:p>
          <text:p text:style-name="P17"><text:span text:style-name="Source_20_Text"><text:s text:c="2"/>&lt;/View&gt;</text:span></text:p>
          <text:p text:style-name="P17"><text:span text:style-name="Source_20_Text">);</text:span></text:p>
          <text:p text:style-name="P17"/>
          <text:p text:style-name="P17"><text:span text:style-name="Source_20_Text">const Stack = createStackNavigator();</text:span></text:p>
          <text:p text:style-name="P17"/>
          <text:p text:style-name="P17"><text:span text:style-name="Source_20_Text">const App = () =&gt; (</text:span></text:p>
          <text:p text:style-name="P17"><text:span text:style-name="Source_20_Text"><text:s text:c="2"/>&lt;NavigationContainer&gt;</text:span></text:p>
          <text:p text:style-name="P17"><text:span text:style-name="Source_20_Text"><text:s text:c="4"/>&lt;Stack.Navigator initialRouteName="Home"&gt;</text:span></text:p>
          <text:p text:style-name="P17"><text:span text:style-name="Source_20_Text"><text:s text:c="6"/>&lt;Stack.Screen name="Home" component={HomeScreen} /&gt;</text:span></text:p>
          <text:p text:style-name="P17"><text:span text:style-name="Source_20_Text"><text:s text:c="6"/>&lt;Stack.Screen name="Details" component={DetailsScreen} /&gt;</text:span></text:p>
          <text:p text:style-name="P17"><text:span text:style-name="Source_20_Text"><text:s text:c="4"/>&lt;/Stack.Navigator&gt;</text:span></text:p>
          <text:p text:style-name="P17"><text:span text:style-name="Source_20_Text"><text:s text:c="2"/>&lt;/NavigationContainer&gt;</text:span></text:p>
          <text:p text:style-name="P17"><text:span text:style-name="Source_20_Text">);</text:span></text:p>
          <text:p text:style-name="P17"/>
          <text:p text:style-name="P20"><text:span text:style-name="Source_20_Text">export default App;</text:span></text:p>
        </text:list-item>
      </text:list>
      <text:h text:style-name="Heading_20_3" text:outline-level="3">4. Handling User Input (15 minutes)</text:h>
      <text:list xml:id="list4608478122062763867" text:style-name="L5">
        <text:list-item>
          <text:p text:style-name="P5"><text:span text:style-name="Strong_20_Emphasis">Concept Explanation</text:span> (5 minutes):</text:p>
          <text:list>
            <text:list-item>
              <text:p text:style-name="P11">How to use TextInput for capturing user input.</text:p>
            </text:list-item>
            <text:list-item>
              <text:p text:style-name="P11">Controlled vs uncontrolled components.</text:p>
            </text:list-item>
          </text:list>
        </text:list-item>
        <text:list-item>
          <text:p text:style-name="P5"><text:span text:style-name="Strong_20_Emphasis">Example</text:span> (10 minutes):</text:p>
          <text:p text:style-name="P15">jsx</text:p>
          <text:p text:style-name="P15">Copy code</text:p>
          <text:p text:style-name="P18"><text:span text:style-name="Source_20_Text">import React, { useState } from 'react';</text:span></text:p>
          <text:p text:style-name="P18"><text:span text:style-name="Source_20_Text">import { View, TextInput, Text, StyleSheet } from 'react-native';</text:span></text:p>
          <text:p text:style-name="P18"/>
          <text:p text:style-name="P18"><text:span text:style-name="Source_20_Text">const UserInput = () =&gt; {</text:span></text:p>
          <text:p text:style-name="P18"><text:span text:style-name="Source_20_Text"><text:s text:c="2"/>const [text, setText] = useState('');</text:span></text:p>
          <text:p text:style-name="P18"/>
          <text:p text:style-name="P18"><text:span text:style-name="Source_20_Text"><text:s text:c="2"/>return (</text:span></text:p>
          <text:p text:style-name="P18"><text:span text:style-name="Source_20_Text"><text:s text:c="4"/>&lt;View style={styles.container}&gt;</text:span></text:p>
          <text:p text:style-name="P18"><text:span text:style-name="Source_20_Text"><text:s text:c="6"/>&lt;TextInput</text:span></text:p>
          <text:p text:style-name="P18"><text:span text:style-name="Source_20_Text"><text:s text:c="8"/>style={styles.input}</text:span></text:p>
          <text:p text:style-name="P18"><text:span text:style-name="Source_20_Text"><text:s text:c="8"/>placeholder="Type here..."</text:span></text:p>
          <text:p text:style-name="P18"><text:span text:style-name="Source_20_Text"><text:s text:c="8"/>onChangeText={setText}</text:span></text:p>
          <text:p text:style-name="P18"><text:span text:style-name="Source_20_Text"><text:s text:c="8"/>value={text}</text:span></text:p>
          <text:p text:style-name="P18"><text:soft-page-break/><text:span text:style-name="Source_20_Text"><text:s text:c="6"/>/&gt;</text:span></text:p>
          <text:p text:style-name="P18"><text:span text:style-name="Source_20_Text"><text:s text:c="6"/>&lt;Text style={styles.text}&gt;{text}&lt;/Text&gt;</text:span></text:p>
          <text:p text:style-name="P18"><text:span text:style-name="Source_20_Text"><text:s text:c="4"/>&lt;/View&gt;</text:span></text:p>
          <text:p text:style-name="P18"><text:span text:style-name="Source_20_Text"><text:s text:c="2"/>);</text:span></text:p>
          <text:p text:style-name="P18"><text:span text:style-name="Source_20_Text">};</text:span></text:p>
          <text:p text:style-name="P18"/>
          <text:p text:style-name="P18"><text:span text:style-name="Source_20_Text">const styles = StyleSheet.create({</text:span></text:p>
          <text:p text:style-name="P18"><text:span text:style-name="Source_20_Text"><text:s text:c="2"/>container: {</text:span></text:p>
          <text:p text:style-name="P18"><text:span text:style-name="Source_20_Text"><text:s text:c="4"/>flex: 1,</text:span></text:p>
          <text:p text:style-name="P18"><text:span text:style-name="Source_20_Text"><text:s text:c="4"/>justifyContent: 'center',</text:span></text:p>
          <text:p text:style-name="P18"><text:span text:style-name="Source_20_Text"><text:s text:c="4"/>alignItems: 'center',</text:span></text:p>
          <text:p text:style-name="P18"><text:span text:style-name="Source_20_Text"><text:s text:c="2"/>},</text:span></text:p>
          <text:p text:style-name="P18"><text:span text:style-name="Source_20_Text"><text:s text:c="2"/>input: {</text:span></text:p>
          <text:p text:style-name="P18"><text:span text:style-name="Source_20_Text"><text:s text:c="4"/>height: 40,</text:span></text:p>
          <text:p text:style-name="P18"><text:span text:style-name="Source_20_Text"><text:s text:c="4"/>borderColor: 'gray',</text:span></text:p>
          <text:p text:style-name="P18"><text:span text:style-name="Source_20_Text"><text:s text:c="4"/>borderWidth: 1,</text:span></text:p>
          <text:p text:style-name="P18"><text:span text:style-name="Source_20_Text"><text:s text:c="4"/>width: '80%',</text:span></text:p>
          <text:p text:style-name="P18"><text:span text:style-name="Source_20_Text"><text:s text:c="4"/>marginBottom: 20,</text:span></text:p>
          <text:p text:style-name="P18"><text:span text:style-name="Source_20_Text"><text:s text:c="4"/>paddingHorizontal: 10,</text:span></text:p>
          <text:p text:style-name="P18"><text:span text:style-name="Source_20_Text"><text:s text:c="2"/>},</text:span></text:p>
          <text:p text:style-name="P18"><text:span text:style-name="Source_20_Text"><text:s text:c="2"/>text: {</text:span></text:p>
          <text:p text:style-name="P18"><text:span text:style-name="Source_20_Text"><text:s text:c="4"/>fontSize: 24,</text:span></text:p>
          <text:p text:style-name="P18"><text:span text:style-name="Source_20_Text"><text:s text:c="2"/>},</text:span></text:p>
          <text:p text:style-name="P18"><text:span text:style-name="Source_20_Text">});</text:span></text:p>
          <text:p text:style-name="P18"/>
          <text:p text:style-name="P21"><text:span text:style-name="Source_20_Text">export default UserInput;</text:span></text:p>
        </text:list-item>
      </text:list>
      <text:h text:style-name="Heading_20_3" text:outline-level="3">5. Q&amp;A and Wrap-Up (10 minutes)</text:h>
      <text:list xml:id="list7265016896393860115" text:style-name="L6">
        <text:list-item>
          <text:p text:style-name="P12">Answer any questions.</text:p>
        </text:list-item>
        <text:list-item>
          <text:p text:style-name="P12">Quick review of what was covered.</text:p>
        </text:list-item>
        <text:list-item>
          <text:p text:style-name="P6">Preview of the next class: APIs, fetching data, and more complex navigat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17T00:11:57.27</meta:creation-date>
    <meta:document-statistic meta:table-count="0" meta:image-count="0" meta:object-count="0" meta:page-count="3" meta:paragraph-count="110" meta:word-count="525" meta:character-count="3433"/>
    <dc:date>2024-07-17T00:13:09.91</dc:date>
    <dc:creator>vikash kapari</dc:creator>
    <meta:editing-duration>PT1M12S</meta:editing-duration>
    <meta:editing-cycles>1</meta:editing-cycles>
    <meta:generator>OpenOffice/4.1.7$Win32 OpenOffice.org_project/417m1$Build-9800</meta:generator>
  </office:meta>
</office:document-meta>
</file>